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NN variando k con K = 20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asa</text:p>
          </table:table-cell>
          <table:table-cell office:value-type="string" calcext:value-type="string">
            <text:p>Procesad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812.6" calcext:value-type="float">
            <text:p>44812,6</text:p>
          </table:table-cell>
          <table:table-cell office:value-type="float" office:value="0.962381" calcext:value-type="float">
            <text:p>0,962381</text:p>
          </table:table-cell>
          <table:table-cell office:value-type="string" calcext:value-type="string">
            <text:p>Corei7-2.20 Gh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44730.7" calcext:value-type="float">
            <text:p>44730,7</text:p>
          </table:table-cell>
          <table:table-cell table:style-name="ce3" office:value-type="float" office:value="0.953167" calcext:value-type="float">
            <text:p>0,953167</text:p>
          </table:table-cell>
          <table:table-cell office:value-type="string" calcext:value-type="string">
            <text:p>Corei7-2.20 Gh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26247" calcext:value-type="float">
            <text:p>26247</text:p>
          </table:table-cell>
          <table:table-cell table:style-name="ce3" office:value-type="float" office:value="0.933429" calcext:value-type="float">
            <text:p>0,933429</text:p>
          </table:table-cell>
          <table:table-cell office:value-type="string" calcext:value-type="string">
            <text:p>IntelAtom-1.6 GHz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orriend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13T14:24:34.244351783</meta:creation-date>
    <dc:date>2015-05-13T14:33:47.120551326</dc:date>
    <dc:creator>jporto </dc:creator>
    <meta:editing-duration>P0D</meta:editing-duration>
    <meta:editing-cycles>1</meta:editing-cycles>
    <meta:document-statistic meta:table-count="1" meta:cell-count="19" meta:object-count="0"/>
    <meta:generator>LibreOffice/4.1.3.2$Linux_X86_64 LibreOffice_project/410m0$Build-2</meta:generator>
  </office:meta>
</office:document-meta>
</file>